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15:28:3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15:28:35.21</dc:date>
    <meta:editing-duration>P134DT2H12M39S</meta:editing-duration>
    <meta:editing-cycles>329</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id(x As Variant)
	id = x
End Function
' K I = \b x.b) (\y.y) = \x.\y.y = \x y.y

Function fstArg(x As Variant, y As Variant)
	fstArg = x
End Function

Function sndArg(x As Variant, y As Variant)
	sndArg = y
End Function

Function swap(fn As Variant, x As Variant, y As Variant)
	swap = apply(fn, y, x)
End Function

Function concat(a As String, b As String) As String
	concat = a &amp; b
End Function

Function add(a As Long, b As Long) As Long
	add = a + b
End Function

Function mul(a As Long, b As Long) As Long
	mul = a *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add",				True, 2), _
			List("mul",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add":				result = add(			a(0), a(1)			)
		Case "mul":				result = mul(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